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text-properties fo:font-size="11.5pt" style:font-size-asian="11.5pt" style:font-size-complex="11.5pt"/>
    </style:style>
    <style:style style:name="P2" style:family="paragraph" style:parent-style-name="Default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Default">
      <style:text-properties style:font-name="Calibri Light" style:font-name-complex="Calibri Light1"/>
    </style:style>
    <style:style style:name="P4" style:family="paragraph" style:parent-style-name="Default">
      <style:paragraph-properties fo:margin-top="0in" fo:margin-bottom="0.1984in" style:contextual-spacing="false"/>
      <style:text-properties style:font-name="Calibri Light" style:font-name-complex="Calibri Light1"/>
    </style:style>
    <style:style style:name="P5" style:family="paragraph" style:parent-style-name="Default">
      <style:text-properties style:font-name="Calibri Light" officeooo:paragraph-rsid="000acce3" style:font-name-complex="Calibri Light1"/>
    </style:style>
    <style:style style:name="P6" style:family="paragraph" style:parent-style-name="Default">
      <style:text-properties style:font-name="Calibri Light" officeooo:paragraph-rsid="000ff69b" style:font-name-complex="Calibri Light1"/>
    </style:style>
    <style:style style:name="P7" style:family="paragraph" style:parent-style-name="Standard">
      <style:text-properties style:font-name="Calibri Light" fo:font-size="12pt" style:font-size-asian="12pt" style:font-name-complex="Calibri Light1" style:font-size-complex="12pt"/>
    </style:style>
    <style:style style:name="P8" style:family="paragraph" style:parent-style-name="Standard">
      <style:text-properties style:font-name="Calibri Light" fo:font-size="12pt" officeooo:rsid="00139ed8" officeooo:paragraph-rsid="00139ed8" style:font-size-asian="12pt" style:font-name-complex="Calibri Light1" style:font-size-complex="12pt"/>
    </style:style>
    <style:style style:name="P9" style:family="paragraph" style:parent-style-name="Standard">
      <style:text-properties style:font-name="Calibri Light" fo:font-size="12pt" fo:font-weight="normal" officeooo:rsid="001be992" officeooo:paragraph-rsid="001be992" style:font-size-asian="12pt" style:font-weight-asian="normal" style:font-name-complex="Calibri Light1" style:font-size-complex="12pt" style:font-weight-complex="normal"/>
    </style:style>
    <style:style style:name="P10" style:family="paragraph" style:parent-style-name="Standard">
      <style:text-properties style:font-name="Calibri Light" fo:font-size="12pt" fo:font-weight="normal" officeooo:rsid="001be992" officeooo:paragraph-rsid="001ccdd1" style:font-size-asian="12pt" style:font-weight-asian="normal" style:font-name-complex="Calibri Light1" style:font-size-complex="12pt" style:font-weight-complex="normal"/>
    </style:style>
    <style:style style:name="P11" style:family="paragraph" style:parent-style-name="Standard">
      <style:text-properties style:font-name="Calibri Light" fo:font-size="12pt" fo:font-weight="normal" officeooo:rsid="001be992" officeooo:paragraph-rsid="001e5daa" style:font-size-asian="12pt" style:font-weight-asian="normal" style:font-name-complex="Calibri Light1" style:font-size-complex="12pt" style:font-weight-complex="normal"/>
    </style:style>
    <style:style style:name="P12" style:family="paragraph" style:parent-style-name="Default">
      <style:paragraph-properties fo:margin-top="0in" fo:margin-bottom="0.1984in" style:contextual-spacing="false"/>
      <style:text-properties style:font-name="Calibri Light" fo:font-weight="normal" officeooo:rsid="000ef609" style:font-weight-asian="normal" style:font-name-complex="Calibri Light1" style:font-weight-complex="normal"/>
    </style:style>
    <style:style style:name="P13" style:family="paragraph" style:parent-style-name="Default">
      <style:text-properties fo:color="#0000ff" loext:opacity="100%" style:font-name="Calibri Light" style:font-name-complex="Calibri Light1"/>
    </style:style>
    <style:style style:name="P14" style:family="paragraph" style:parent-style-name="Default">
      <style:paragraph-properties fo:margin-left="0.5in" fo:margin-right="0in" fo:text-indent="0in" style:auto-text-indent="false"/>
      <style:text-properties fo:color="#0000ff" loext:opacity="100%" style:font-name="Calibri Light" style:font-name-complex="Calibri Light1"/>
    </style:style>
    <style:style style:name="P15" style:family="paragraph" style:parent-style-name="Default">
      <style:paragraph-properties fo:margin-left="0.5in" fo:margin-right="0in" fo:text-indent="0.5in" style:auto-text-indent="false"/>
      <style:text-properties fo:color="#0000ff" loext:opacity="100%" style:font-name="Calibri Light" style:font-name-complex="Calibri Light1"/>
    </style:style>
    <style:style style:name="P16" style:family="paragraph" style:parent-style-name="Default">
      <style:paragraph-properties fo:margin-left="1in" fo:margin-right="0in" fo:text-indent="0in" style:auto-text-indent="false"/>
      <style:text-properties fo:color="#0000ff" loext:opacity="100%" style:font-name="Calibri Light" style:font-name-complex="Calibri Light1"/>
    </style:style>
    <style:style style:name="P17" style:family="paragraph" style:parent-style-name="Default">
      <style:paragraph-properties fo:margin-left="1.5in" fo:margin-right="0in" fo:text-indent="0in" style:auto-text-indent="false"/>
      <style:text-properties fo:color="#0000ff" loext:opacity="100%" style:font-name="Calibri Light" style:font-name-complex="Calibri Light1"/>
    </style:style>
    <style:style style:name="P18" style:family="paragraph" style:parent-style-name="Default">
      <style:paragraph-properties fo:margin-left="0.5in" fo:margin-right="0in" fo:text-indent="0in" style:auto-text-indent="false"/>
      <style:text-properties fo:color="#0000ff" loext:opacity="100%" style:font-name="Calibri Light" officeooo:paragraph-rsid="000c8e48" style:font-name-complex="Calibri Light1"/>
    </style:style>
    <style:style style:name="P19" style:family="paragraph" style:parent-style-name="Default">
      <style:text-properties fo:color="#0000ff" loext:opacity="100%" style:font-name="Calibri Light" fo:font-size="12pt" style:font-size-asian="12pt" style:font-name-complex="Calibri Light1" style:font-size-complex="12pt"/>
    </style:style>
    <style:style style:name="P20" style:family="paragraph" style:parent-style-name="Default">
      <style:text-properties style:use-window-font-color="true" loext:opacity="0%" style:font-name="Calibri Light" style:font-name-complex="Calibri Light1"/>
    </style:style>
    <style:style style:name="P21" style:family="paragraph" style:parent-style-name="Default">
      <style:text-properties fo:color="#2a6099" loext:opacity="100%" officeooo:rsid="00136bad" officeooo:paragraph-rsid="00136bad"/>
    </style:style>
    <style:style style:name="P22" style:family="paragraph" style:parent-style-name="Default">
      <style:text-properties fo:color="#2a6099" loext:opacity="100%" style:font-name="Calibri Light" style:font-name-complex="Calibri Light1"/>
    </style:style>
    <style:style style:name="P23" style:family="paragraph" style:parent-style-name="Default">
      <style:text-properties fo:color="#2a6099" loext:opacity="100%" style:font-name="Calibri Light" officeooo:rsid="000ff69b" officeooo:paragraph-rsid="000ff69b" style:font-name-complex="Calibri Light1"/>
    </style:style>
    <style:style style:name="P24" style:family="paragraph" style:parent-style-name="Default">
      <style:text-properties fo:color="#2a6099" loext:opacity="100%" style:font-name="Calibri Light" officeooo:rsid="000d8181" officeooo:paragraph-rsid="000d8181" style:font-name-complex="Calibri Light1"/>
    </style:style>
    <style:style style:name="P25" style:family="paragraph" style:parent-style-name="Default">
      <style:text-properties fo:color="#2a6099" loext:opacity="100%" style:font-name="Calibri Light" officeooo:paragraph-rsid="000ef609" style:font-name-complex="Calibri Light1"/>
    </style:style>
    <style:style style:name="P26" style:family="paragraph" style:parent-style-name="Default">
      <style:paragraph-properties fo:margin-top="0in" fo:margin-bottom="0.1984in" style:contextual-spacing="false"/>
      <style:text-properties fo:color="#2a6099" loext:opacity="100%" style:font-name="Calibri Light" officeooo:paragraph-rsid="000ef609" style:font-name-complex="Calibri Light1"/>
    </style:style>
    <style:style style:name="P27" style:family="paragraph" style:parent-style-name="Default">
      <style:text-properties fo:color="#2a6099" loext:opacity="100%" style:font-name="Calibri Light" officeooo:rsid="00136bad" officeooo:paragraph-rsid="00136bad" style:font-name-complex="Calibri Light1"/>
    </style:style>
    <style:style style:name="P28" style:family="paragraph" style:parent-style-name="Default">
      <style:text-properties fo:color="#2a6099" loext:opacity="100%" style:font-name="Calibri Light" fo:font-weight="bold" officeooo:rsid="000d8181" officeooo:paragraph-rsid="000d8181" style:font-weight-asian="bold" style:font-name-complex="Calibri Light1" style:font-weight-complex="bold"/>
    </style:style>
    <style:style style:name="P29" style:family="paragraph" style:parent-style-name="Default">
      <style:text-properties fo:color="#2a6099" loext:opacity="100%" style:font-name="Calibri Light" fo:font-weight="bold" officeooo:rsid="000ff69b" officeooo:paragraph-rsid="000ff69b" style:font-weight-asian="bold" style:font-name-complex="Calibri Light1" style:font-weight-complex="bold"/>
    </style:style>
    <style:style style:name="P30" style:family="paragraph" style:parent-style-name="Standard">
      <style:text-properties fo:color="#2a6099" loext:opacity="100%" style:font-name="Calibri Light" fo:font-size="12pt" officeooo:rsid="00139ed8" officeooo:paragraph-rsid="00139ed8" style:font-size-asian="12pt" style:font-name-complex="Calibri Light1" style:font-size-complex="12pt"/>
    </style:style>
    <style:style style:name="P31" style:family="paragraph" style:parent-style-name="Standard">
      <style:text-properties fo:color="#2a6099" loext:opacity="100%" style:font-name="Calibri Light" fo:font-size="12pt" officeooo:rsid="00139ed8" officeooo:paragraph-rsid="001b7c65" style:font-size-asian="12pt" style:font-name-complex="Calibri Light1" style:font-size-complex="12pt"/>
    </style:style>
    <style:style style:name="P32" style:family="paragraph" style:parent-style-name="Standard">
      <style:text-properties fo:color="#2a6099" loext:opacity="100%" style:font-name="Calibri Light" fo:font-size="12pt" fo:font-weight="normal" officeooo:rsid="001be992" officeooo:paragraph-rsid="001be992" fo:background-color="transparent" style:font-size-asian="12pt" style:font-weight-asian="normal" style:font-name-complex="Calibri Light1" style:font-size-complex="12pt" style:font-weight-complex="normal"/>
    </style:style>
    <style:style style:name="P33" style:family="paragraph" style:parent-style-name="Standard">
      <style:text-properties fo:color="#2a6099" loext:opacity="100%" style:font-name="Calibri Light" fo:font-size="12pt" fo:font-weight="normal" officeooo:rsid="001ccdd1" officeooo:paragraph-rsid="001ccdd1" fo:background-color="transparent" style:font-size-asian="12pt" style:font-weight-asian="normal" style:font-name-complex="Calibri Light1" style:font-size-complex="12pt" style:font-weight-complex="normal"/>
    </style:style>
    <style:style style:name="P34" style:family="paragraph" style:parent-style-name="Default">
      <style:text-properties fo:color="#2a6099" loext:opacity="100%" style:font-name="Calibri Light" fo:font-weight="normal" officeooo:rsid="000ef609" officeooo:paragraph-rsid="000d8181" style:font-weight-asian="normal" style:font-name-complex="Calibri Light1" style:font-weight-complex="normal"/>
    </style:style>
    <style:style style:name="P35" style:family="paragraph" style:parent-style-name="Default">
      <style:text-properties fo:color="#2a6099" loext:opacity="100%" style:font-name="Calibri Light" fo:font-weight="normal" officeooo:rsid="000ef609" officeooo:paragraph-rsid="000ef609" style:font-weight-asian="normal" style:font-name-complex="Calibri Light1" style:font-weight-complex="normal"/>
    </style:style>
    <style:style style:name="P36" style:family="paragraph" style:parent-style-name="Default">
      <style:text-properties fo:color="#2a6099" loext:opacity="100%" style:font-name="Calibri Light" fo:font-weight="normal" officeooo:rsid="000ff69b" officeooo:paragraph-rsid="000ff69b" style:font-weight-asian="normal" style:font-name-complex="Calibri Light1" style:font-weight-complex="normal"/>
    </style:style>
    <style:style style:name="P37" style:family="paragraph" style:parent-style-name="Default">
      <style:text-properties fo:color="#2a6099" loext:opacity="100%" style:font-name="Calibri Light" fo:font-weight="normal" officeooo:rsid="001165fa" officeooo:paragraph-rsid="001165fa" fo:background-color="#ffff00" style:font-weight-asian="normal" style:font-name-complex="Calibri Light1" style:font-weight-complex="normal"/>
    </style:style>
    <style:style style:name="P38" style:family="paragraph" style:parent-style-name="Default" style:list-style-name="WWNum1"/>
    <style:style style:name="P39" style:family="paragraph" style:parent-style-name="Default" style:list-style-name="WWNum1">
      <style:paragraph-properties fo:margin-top="0in" fo:margin-bottom="0.1984in" style:contextual-spacing="false"/>
    </style:style>
    <style:style style:name="T1" style:family="text">
      <style:text-properties officeooo:rsid="001e5daa"/>
    </style:style>
    <style:style style:name="T2" style:family="text">
      <style:text-properties style:font-name="Calibri Light" style:font-name-complex="Calibri Light1"/>
    </style:style>
    <style:style style:name="T3" style:family="text">
      <style:text-properties style:font-name="Calibri Light" officeooo:rsid="00139ed8" style:font-name-complex="Calibri Light1"/>
    </style:style>
    <style:style style:name="T4" style:family="text">
      <style:text-properties style:font-name="Calibri Light" fo:font-style="italic" style:font-style-asian="italic" style:font-name-complex="Calibri Light1" style:font-style-complex="italic"/>
    </style:style>
    <style:style style:name="T5" style:family="text">
      <style:text-properties style:font-name="Calibri Light" fo:font-style="italic" officeooo:rsid="000ff69b" style:font-style-asian="italic" style:font-name-complex="Calibri Light1" style:font-style-complex="italic"/>
    </style:style>
    <style:style style:name="T6" style:family="text">
      <style:text-properties style:font-name="Calibri Light" fo:background-color="#ffff00" loext:char-shading-value="0" style:font-name-complex="Calibri Light1"/>
    </style:style>
    <style:style style:name="T7" style:family="text">
      <style:text-properties officeooo:rsid="000c8e48"/>
    </style:style>
    <style:style style:name="T8" style:family="text">
      <style:text-properties officeooo:rsid="000d339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f69b" style:font-weight-asian="bold" style:font-weight-complex="bold"/>
    </style:style>
    <style:style style:name="T11" style:family="text">
      <style:text-properties fo:font-weight="bold" officeooo:rsid="001b7c65" style:font-weight-asian="bold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92262" fo:background-color="#ffff00" loext:char-shading-value="0"/>
    </style:style>
    <style:style style:name="T14" style:family="text">
      <style:text-properties officeooo:rsid="001a67df" fo:background-color="#ffff00" loext:char-shading-value="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ef609" style:font-weight-asian="normal" style:font-weight-complex="normal"/>
    </style:style>
    <style:style style:name="T17" style:family="text">
      <style:text-properties fo:font-weight="normal" officeooo:rsid="000ff69b" style:font-weight-asian="normal" style:font-weight-complex="normal"/>
    </style:style>
    <style:style style:name="T18" style:family="text">
      <style:text-properties fo:font-weight="normal" officeooo:rsid="001165fa" style:font-weight-asian="normal" style:font-weight-complex="normal"/>
    </style:style>
    <style:style style:name="T19" style:family="text">
      <style:text-properties fo:font-weight="normal" officeooo:rsid="001a67df" style:font-weight-asian="normal" style:font-weight-complex="normal"/>
    </style:style>
    <style:style style:name="T20" style:family="text">
      <style:text-properties fo:font-weight="normal" officeooo:rsid="001a7ffd" style:font-weight-asian="normal" style:font-weight-complex="normal"/>
    </style:style>
    <style:style style:name="T21" style:family="text">
      <style:text-properties fo:font-weight="normal" officeooo:rsid="000ef609" fo:background-color="#ffff00" loext:char-shading-value="0" style:font-weight-asian="normal" style:font-weight-complex="normal"/>
    </style:style>
    <style:style style:name="T22" style:family="text">
      <style:text-properties fo:font-weight="normal" officeooo:rsid="001b7c65" fo:background-color="#ffff00" loext:char-shading-value="0" style:font-weight-asian="normal" style:font-weight-complex="normal"/>
    </style:style>
    <style:style style:name="T23" style:family="text">
      <style:text-properties officeooo:rsid="000ef609"/>
    </style:style>
    <style:style style:name="T24" style:family="text">
      <style:text-properties fo:color="#2a6099" loext:opacity="100%" fo:font-weight="bold" style:font-weight-asian="bold" style:font-weight-complex="bold"/>
    </style:style>
    <style:style style:name="T25" style:family="text">
      <style:text-properties fo:color="#2a6099" loext:opacity="100%" fo:font-weight="bold" officeooo:rsid="000ff69b" style:font-weight-asian="bold" style:font-weight-complex="bold"/>
    </style:style>
    <style:style style:name="T26" style:family="text">
      <style:text-properties fo:color="#2a6099" loext:opacity="100%" fo:background-color="transparent" loext:char-shading-value="0"/>
    </style:style>
    <style:style style:name="T27" style:family="text">
      <style:text-properties fo:color="#2a6099" loext:opacity="100%" officeooo:rsid="001ccdd1" fo:background-color="transparent" loext:char-shading-value="0"/>
    </style:style>
    <style:style style:name="T28" style:family="text">
      <style:text-properties fo:color="#2a6099" loext:opacity="100%" officeooo:rsid="001e5daa" fo:background-color="transparent" loext:char-shading-value="0"/>
    </style:style>
    <style:style style:name="T29" style:family="text">
      <style:text-properties fo:color="#2a6099" loext:opacity="100%" fo:font-weight="normal" fo:background-color="transparent" loext:char-shading-value="0" style:font-weight-asian="normal" style:font-weight-complex="normal"/>
    </style:style>
    <style:style style:name="T30" style:family="text">
      <style:text-properties fo:color="#2a6099" loext:opacity="100%" fo:font-weight="normal" officeooo:rsid="001b7c65" fo:background-color="transparent" loext:char-shading-value="0" style:font-weight-asian="normal" style:font-weight-complex="normal"/>
    </style:style>
    <style:style style:name="T31" style:family="text">
      <style:text-properties fo:color="#2a6099" loext:opacity="100%" fo:font-weight="normal" officeooo:rsid="001be992" fo:background-color="transparent" loext:char-shading-value="0" style:font-weight-asian="normal" style:font-weight-complex="normal"/>
    </style:style>
    <style:style style:name="T32" style:family="text">
      <style:text-properties fo:color="#2a6099" loext:opacity="100%" fo:font-weight="normal" officeooo:rsid="001ccdd1" fo:background-color="transparent" loext:char-shading-value="0" style:font-weight-asian="normal" style:font-weight-complex="normal"/>
    </style:style>
    <style:style style:name="T33" style:family="text">
      <style:text-properties fo:color="#2a6099" loext:opacity="100%" fo:font-weight="normal" officeooo:rsid="001e5daa" fo:background-color="transparent" loext:char-shading-value="0" style:font-weight-asian="normal" style:font-weight-complex="normal"/>
    </style:style>
    <style:style style:name="T34" style:family="text">
      <style:text-properties fo:color="#2a6099" loext:opacity="100%" fo:font-weight="normal" officeooo:rsid="001e5daa" fo:background-color="#ffff00" loext:char-shading-value="0" style:font-weight-asian="normal" style:font-weight-complex="normal"/>
    </style:style>
    <style:style style:name="T35" style:family="text">
      <style:text-properties officeooo:rsid="00192262"/>
    </style:style>
    <style:style style:name="T36" style:family="text">
      <style:text-properties officeooo:rsid="001b7c6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2">CMSC 451 Homework 1</text:p>
      <text:p text:style-name="P1"/>
      <text:p text:style-name="P3">1. Consider the following iterative function: </text:p>
      <text:p text:style-name="P3"/>
      <text:p text:style-name="P13">int pentagonal (int n) </text:p>
      <text:p text:style-name="P13">{ </text:p>
      <text:p text:style-name="P14">int result = 0; </text:p>
      <text:p text:style-name="P14">for (int i = 1; i &lt;= n; i++) </text:p>
      <text:p text:style-name="P15">result += 3 * i - 2; </text:p>
      <text:p text:style-name="P14">return result; </text:p>
      <text:p text:style-name="P13">} </text:p>
      <text:p text:style-name="P13"/>
      <text:p text:style-name="P5">Rewrite the function pentagonal using recursion and add preconditions and post conditions as comments. Then prove by induction that the recursive function you wrote is correct. <text:s/></text:p>
      <text:p text:style-name="P20"/>
      <text:p text:style-name="P22">Recursion Re-write:</text:p>
      <text:p text:style-name="P19"/>
      <text:p text:style-name="P22">// Pre-condition n &gt;<text:span text:style-name="T8">=</text:span> <text:span text:style-name="T8">1</text:span></text:p>
      <text:p text:style-name="P13">int pentagonal (int n) </text:p>
      <text:p text:style-name="P13">{ </text:p>
      <text:p text:style-name="P14">If (n == 1)</text:p>
      <text:p text:style-name="P14"><text:tab/>return 1;</text:p>
      <text:p text:style-name="P18">return <text:span text:style-name="T7">pentagonal(n – 1) + 3 * n - 2</text:span>; </text:p>
      <text:p text:style-name="P13">} </text:p>
      <text:p text:style-name="P22">// Post-condition Returns <text:span text:style-name="T8">(3n^2 – n) / 2</text:span></text:p>
      <text:p text:style-name="P3"/>
      <text:p text:style-name="P24"><text:span text:style-name="T9">Base Case</text:span>: When n = 1, 1 is returned.</text:p>
      <text:p text:style-name="P24"><text:tab/>(3(1)^2 – (1)) / 2 = </text:p>
      <text:p text:style-name="P24"><text:tab/>(3(1) -1) / 2 =</text:p>
      <text:p text:style-name="P24"><text:tab/><text:span text:style-name="T12">2 / 2 = 1 ← Result</text:span></text:p>
      <text:p text:style-name="P22"/>
      <text:p text:style-name="P28">Inductive Case: <text:span text:style-name="T15">When n &gt; 1,</text:span><text:span text:style-name="T16"> assume n = k. We will use n = (k – 1) to make it easier though. </text:span></text:p>
      <text:p text:style-name="P34"/>
      <text:p text:style-name="P28"><text:span text:style-name="T16"><text:tab/></text:span><text:span text:style-name="T23">pentagonal(</text:span><text:span text:style-name="T16">k – 1</text:span><text:span text:style-name="T23">) </text:span><text:span text:style-name="T16">+ 3k – 2 </text:span><text:span text:style-name="T23">=&gt;</text:span></text:p>
      <text:p text:style-name="P34"/>
      <text:p text:style-name="P34"><text:tab/>((3(k – 1)^2 – (k – 1)) / 2) + 3k -2 = </text:p>
      <text:p text:style-name="P34"><text:tab/>((3(k^2 – 2k -1) – (k – 1)) / 2) + 3k – 2 = </text:p>
      <text:p text:style-name="P35"><text:tab/>((3k^2 – 6k + 3 - k + 1) / 2) + 3k – 2 =</text:p>
      <text:p text:style-name="P35"><text:tab/>((3k^2 – 7k + 4) / 2) + (3k – 2) (*2) =</text:p>
      <text:p text:style-name="P25"><text:tab/><text:span text:style-name="T16">(3k^2 – 7k + 4 + 6k – 4) / 2=</text:span></text:p>
      <text:p text:style-name="P26"><text:tab/><text:span text:style-name="T21">(3k^2 – k) / 2 ← Result</text:span><text:span text:style-name="T12"><text:tab/></text:span></text:p>
      <text:p text:style-name="P12"/>
      <text:p text:style-name="P4"><text:soft-page-break/></text:p>
      <text:p text:style-name="P4">2. Suppose the number of steps required in the worst case for two algorithms are as follows: </text:p>
      <text:list xml:id="list2333041495" text:style-name="WWNum1">
        <text:list-item>
          <text:p text:style-name="P39"><text:span text:style-name="T2">Algorithm 1: </text:span><text:span text:style-name="T4">f</text:span><text:span text:style-name="T2">(</text:span><text:span text:style-name="T4">n</text:span><text:span text:style-name="T2">) = 10</text:span><text:span text:style-name="T4">n</text:span><text:span text:style-name="T5">^</text:span><text:span text:style-name="T2">2 + 6 </text:span></text:p>
        </text:list-item>
        <text:list-item>
          <text:p text:style-name="P38"><text:span text:style-name="T2">Algorithm 2: </text:span><text:span text:style-name="T4">g</text:span><text:span text:style-name="T2">(</text:span><text:span text:style-name="T4">n</text:span><text:span text:style-name="T2">) = 21</text:span><text:span text:style-name="T4">n </text:span><text:span text:style-name="T2">+ 7 </text:span></text:p>
        </text:list-item>
      </text:list>
      <text:p text:style-name="P3"/>
      <text:p text:style-name="P3">Determine at what point algorithm 2 becomes more efficient than algorithm </text:p>
      <text:p text:style-name="P6"><text:tab/></text:p>
      <text:p text:style-name="P6"><text:span text:style-name="T10"><text:tab/></text:span><text:span text:style-name="T25">f(n) = g(n)</text:span></text:p>
      <text:p text:style-name="P29"/>
      <text:p text:style-name="P22"><text:span text:style-name="T10"><text:tab/></text:span><text:span text:style-name="T17">10n^2 + 6 = 21n + 7</text:span></text:p>
      <text:p text:style-name="P36"><text:tab/>10n^2 + 6 (-21n) (-7) = 21n (-21n) + 7 (-7)</text:p>
      <text:p text:style-name="P36"><text:tab/>10n^2 – 21n <text:s/>-1 = 0</text:p>
      <text:p text:style-name="P36"/>
      <text:p text:style-name="P36">Now that we have a quadratic equation, we can use the quadratic formula to figure out when algorithm 2 is more efficient that algorithm 1.</text:p>
      <text:p text:style-name="P36"/>
      <text:p text:style-name="P23"><text:span text:style-name="T15"><text:tab/>Quadratic equation → </text:span><text:span text:style-name="T15"><draw:frame draw:style-name="fr1" draw:name="Object1" text:anchor-type="as-char" svg:y="-0.2965in" svg:width="1.2547in" svg:height="0.46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6"><text:tab/></text:p>
      <text:p text:style-name="P23"><text:span text:style-name="T15"><text:tab/></text:span><text:span text:style-name="T15"><draw:frame draw:style-name="fr1" draw:name="Object2" text:anchor-type="as-char" svg:y="-0.2965in" svg:width="1.6165in" svg:height="0.46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6"><text:tab/></text:p>
      <text:p text:style-name="P23"><text:span text:style-name="T15"><text:tab/></text:span><text:span text:style-name="T15"><draw:frame draw:style-name="fr1" draw:name="Object3" text:anchor-type="as-char" svg:y="-0.2583in" svg:width="1.0654in" svg:height="0.407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6"><text:tab/></text:p>
      <text:p text:style-name="P23"><text:span text:style-name="T15"><text:tab/></text:span><text:span text:style-name="T15"><draw:frame draw:style-name="fr1" draw:name="Object4" text:anchor-type="as-char" svg:y="-0.2583in" svg:width="1.8453in" svg:height="0.40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8">OR </text:span><text:span text:style-name="T18"><draw:frame draw:style-name="fr1" draw:name="Object5" text:anchor-type="as-char" svg:y="-0.2583in" svg:width="1.5071in" svg:height="0.407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6"/>
      <text:p text:style-name="P37">When n &gt; 3, then algorithm 2 is more efficient than algorithm 1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Given the following function that evaluates a polynomial whose coefficients are stored in an array: </text:p>
      <text:p text:style-name="P3"/>
      <text:p text:style-name="P13">double evaluate (double[] coefficients, double x) </text:p>
      <text:p text:style-name="P13">{ </text:p>
      <text:p text:style-name="P14">double result = coefficients[0];</text:p>
      <text:p text:style-name="P14">double power = 1; </text:p>
      <text:p text:style-name="P14">for (int i = 1; i &lt; coefficients.length; i++) </text:p>
      <text:p text:style-name="P16">{ </text:p>
      <text:p text:style-name="P17">power = power * x; </text:p>
      <text:p text:style-name="P17">result = result + coefficients[i] * power; </text:p>
      <text:p text:style-name="P16">} </text:p>
      <text:p text:style-name="P14">return result; </text:p>
      <text:p text:style-name="P13">} </text:p>
      <text:p text:style-name="P13"/>
      <text:p text:style-name="Default"><text:span text:style-name="T2">Let </text:span><text:span text:style-name="T4">n </text:span><text:span text:style-name="T2">be the length of the array. Determine the number of additions and multiplications that are performed in the worst case as a function of </text:span><text:span text:style-name="T4">n</text:span><text:span text:style-name="T2">. </text:span></text:p>
      <text:p text:style-name="P3"/>
      <text:p text:style-name="P27">According to the function above, during each iteration there is 2x multiplications and 1x addition that are preformed. The program has one loop, so there will be (n-1) iterations for the worst case.</text:p>
      <text:p text:style-name="P21"><text:span text:style-name="T2">In the worst case, there would be </text:span><text:span text:style-name="T6">2(n-1) multiplication actions</text:span><text:span text:style-name="T2"> and </text:span><text:span text:style-name="T6">(n-1) addition actions</text:span><text:span text:style-name="T2">. </text:span><text:span text:style-name="T3">The formula seems like it would be just (n-1), or O(n).</text:span></text:p>
      <text:p text:style-name="P3"/>
      <text:p text:style-name="P3"/>
      <text:p text:style-name="P3">4. Given the following recursive binary search algorithm for finding an element in a sorted array of integers: </text:p>
      <text:p text:style-name="P3"/>
      <text:p text:style-name="P13">int recursiveBinarySearch (int[] array, int target, int left, int right) </text:p>
      <text:p text:style-name="P13">{ </text:p>
      <text:p text:style-name="P14">if (left &gt; right) </text:p>
      <text:p text:style-name="P15">return -1; </text:p>
      <text:p text:style-name="P14">int middle = (left + right) / 2; </text:p>
      <text:p text:style-name="P14">if (array[middle] == target) </text:p>
      <text:p text:style-name="P15">return middle; </text:p>
      <text:p text:style-name="P14">if (array[middle] &gt; target)</text:p>
      <text:p text:style-name="P15">return recursiveBinarySearch(array, target, left, middle - 1); </text:p>
      <text:p text:style-name="P14">return recursiveBinarySearch(array, target, middle + 1, right); </text:p>
      <text:p text:style-name="P13">}</text:p>
      <text:p text:style-name="P13"/>
      <text:p text:style-name="P7">Assume n is the length of the array. Find the initial condition and recurrence equation that expresses the execution time for the worst case of this algorithm and then solve that recurrence.</text:p>
      <text:p text:style-name="P8"/>
      <text:p text:style-name="P8"><text:soft-page-break/></text:p>
      <text:p text:style-name="P30"><text:span text:style-name="T9">Initial Condition: </text:span><text:span text:style-name="T19">If <text:s/>n = the length of array, then t</text:span><text:span text:style-name="T35">he initial condition is when the length of the array is equal to one →</text:span><text:span text:style-name="T13"> </text:span><text:span text:style-name="T14">n</text:span><text:span text:style-name="T13"> = 1.</text:span></text:p>
      <text:p text:style-name="P30"><text:tab/><text:span text:style-name="T36">int middle = (left + right) / 2 <text:s/></text:span><text:span text:style-name="T11">→</text:span><text:span text:style-name="T36"> <text:s/>(1 + 1) / 2 = 1</text:span></text:p>
      <text:p text:style-name="P30"><text:tab/><text:span text:style-name="T36">Because array[middle] == the one value it would return middle. </text:span></text:p>
      <text:p text:style-name="P31"><text:span text:style-name="T9">Recurrence Equation: </text:span><text:span text:style-name="T20">With each iteration </text:span><text:span text:style-name="T19">the program will divide the array length into 2. </text:span><text:span text:style-name="T20">The recurrence equation that expresses the execution time for the worst case is:</text:span></text:p>
      <text:p text:style-name="P31"><text:span text:style-name="T20"><text:tab/></text:span><text:span text:style-name="T22">T(n) = T(n/2) + 1</text:span></text:p>
      <text:p text:style-name="P8"><text:span text:style-name="T24">Solving the Recurrence: </text:span><text:span text:style-name="T30">U</text:span><text:span text:style-name="T31">sing the r</text:span><text:span text:style-name="T29">ecurrence</text:span><text:span text:style-name="T31"> equation from above, we can solve the recurrence and find the time complexity of the binary search program. </text:span></text:p>
      <text:p text:style-name="P32"><text:tab/>First iteration: T(n) = T(n/2) + 1</text:p>
      <text:p text:style-name="P32"><text:tab/>Second iteration: T(n) = T((n/2)/2) + 1 + 1 = T(n/4) + 2</text:p>
      <text:p text:style-name="P32"><text:tab/>Third iteration: T(n) = T(((n/2)/2)/2) + 1 + 1 + 1 = T(n/8) + 3</text:p>
      <text:p text:style-name="P9"><text:span text:style-name="T26"><text:tab/>This would make the kth iteration <text:s/>= T(n) = T(n/2^k) + </text:span><text:span text:style-name="T27">1 (k times)</text:span></text:p>
      <text:p text:style-name="P32"><text:tab/></text:p>
      <text:p text:style-name="P32"><text:tab/>Solving for k to find the time complexity of the program:</text:p>
      <text:p text:style-name="P9"><text:span text:style-name="T26"><text:tab/><text:tab/>T(n) = T(n/2^k) + </text:span><text:span text:style-name="T27">1 (k times)</text:span></text:p>
      <text:p text:style-name="P9"><text:span text:style-name="T26"><text:tab/><text:tab/></text:span><text:span text:style-name="T27">1 = (n/2^k)</text:span></text:p>
      <text:p text:style-name="P33"><text:tab/><text:tab/>2^k = n <text:s/>← (Multiplying 2^k)</text:p>
      <text:p text:style-name="P10"><text:span text:style-name="T27"><text:tab/><text:tab/></text:span><text:span text:style-name="T28">log(2^k)</text:span><text:span text:style-name="T27"> = log(n) <text:s/>← (Applying log on both sides)</text:span></text:p>
      <text:p text:style-name="P10"><text:span text:style-name="T27"><text:tab/><text:tab/></text:span><text:span text:style-name="T28">k = log(n)</text:span></text:p>
      <text:p text:style-name="P33"><text:tab/>Then we can substitute k = log2(n) in the recurrence equation:</text:p>
      <text:p text:style-name="P10"><text:span text:style-name="T27"><text:tab/><text:tab/></text:span><text:span text:style-name="Strong_20_Emphasis"><text:span text:style-name="T32">T(n) = T(n/(2^(log(n)))) + log(n)</text:span></text:span></text:p>
      <text:p text:style-name="P11"><text:span text:style-name="Strong_20_Emphasis"><text:span text:style-name="T32"><text:tab/><text:tab/></text:span></text:span><text:span text:style-name="Strong_20_Emphasis"><text:span text:style-name="T33">T</text:span></text:span><text:span text:style-name="Strong_20_Emphasis"><text:span text:style-name="T32">(n) </text:span></text:span><text:span text:style-name="Strong_20_Emphasis"><text:span text:style-name="T33">= T(n/n) + log(n) =&gt; T(1) + log(n)</text:span></text:span></text:p>
      <text:p text:style-name="P11"><text:span text:style-name="Strong_20_Emphasis"><text:span text:style-name="T33"><text:tab/>Simplifying, the </text:span></text:span><text:span text:style-name="Strong_20_Emphasis"><text:span text:style-name="T29">time complexity </text:span></text:span><text:span text:style-name="Strong_20_Emphasis"><text:span text:style-name="T33">of the binary search program is:</text:span></text:span></text:p>
      <text:p text:style-name="P11"><text:span text:style-name="Strong_20_Emphasis"><text:span text:style-name="T33"><text:tab/><text:tab/></text:span></text:span><text:span text:style-name="Strong_20_Emphasis"><text:span text:style-name="T34">T(n) = log(n) or O(log(n)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5daa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Jennifer McClintock <text:s text:c="121"/>August <text:span text:style-name="MT1">22</text:span>, 2022</text:p>
        <text:p text:style-name="Header">CMSC 45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 McClintock</meta:initial-creator>
    <meta:editing-cycles>10</meta:editing-cycles>
    <meta:creation-date>2022-08-13T13:22:00</meta:creation-date>
    <dc:date>2022-08-22T17:18:02.264157933</dc:date>
    <meta:editing-duration>PT5H46M42S</meta:editing-duration>
    <meta:generator>LibreOffice/7.3.5.2$Linux_X86_64 LibreOffice_project/30$Build-2</meta:generator>
    <meta:document-statistic meta:table-count="0" meta:image-count="0" meta:object-count="5" meta:page-count="4" meta:paragraph-count="101" meta:word-count="813" meta:character-count="4379" meta:non-whitespace-character-count="341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row>
        <mrow>
          <mo stretchy="false">±</mo>
          <mi>b</mi>
        </mrow>
        <msqrt>
          <mrow>
            <mrow>
              <msup>
                <mi>b</mi>
                <mn>2</mn>
              </msup>
              <mo stretchy="false">−</mo>
              <mn>4</mn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o fence="true" form="prefix" stretchy="false">(</mo>
              <mrow>
                <mi>c</mi>
              </mrow>
              <mo fence="true" form="postfix" stretchy="false">)</mo>
            </mrow>
          </mrow>
        </msqrt>
      </mrow>
      <mrow>
        <mn>2</mn>
        <mrow>
          <mo fence="true" form="prefix" stretchy="false">(</mo>
          <mrow>
            <mi>a</mi>
          </mrow>
          <mo fence="true" form="postfix" stretchy="false">)</mo>
        </mrow>
      </mrow>
    </mfrac>
    <annotation encoding="StarMath 5.0">{ +-b sqrt{b^2 - 4(a)(c)} } over {2(a)} </annotation>
  </semantics>
</math>
</file>

<file path=Object 2/content.xml><?xml version="1.0" encoding="utf-8"?>
<math xmlns="http://www.w3.org/1998/Math/MathML" display="block">
  <semantics>
    <mfrac>
      <mrow>
        <mrow>
          <mo stretchy="false">±</mo>
          <mn>21</mn>
        </mrow>
        <msqrt>
          <mrow>
            <mrow>
              <msup>
                <mn>21</mn>
                <mn>2</mn>
              </msup>
              <mo stretchy="false">−</mo>
              <mn>4</mn>
            </mrow>
            <mrow>
              <mo fence="true" form="prefix" stretchy="false">(</mo>
              <mrow>
                <mn>10</mn>
              </mrow>
              <mo fence="true" form="postfix" stretchy="false">)</mo>
            </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sqrt>
      </mrow>
      <mrow>
        <mn>2</mn>
        <mrow>
          <mo fence="true" form="prefix" stretchy="false">(</mo>
          <mrow>
            <mn>10</mn>
          </mrow>
          <mo fence="true" form="postfix" stretchy="false">)</mo>
        </mrow>
      </mrow>
    </mfrac>
    <annotation encoding="StarMath 5.0">{ +-21 sqrt{21^2 - 4(10)(-1)} } over {2(10)} </annotation>
  </semantics>
</math>
</file>

<file path=Object 3/content.xml><?xml version="1.0" encoding="utf-8"?>
<math xmlns="http://www.w3.org/1998/Math/MathML" display="block">
  <semantics>
    <mfrac>
      <mrow>
        <mrow>
          <mo stretchy="false">±</mo>
          <mn>21</mn>
        </mrow>
        <msqrt>
          <mrow>
            <mn>441</mn>
            <mo stretchy="false">+</mo>
            <mn>40</mn>
          </mrow>
        </msqrt>
      </mrow>
      <mn>20</mn>
    </mfrac>
    <annotation encoding="StarMath 5.0">{ +-21 sqrt{441 + 40} } over {20} </annotation>
  </semantics>
</math>
</file>

<file path=Object 4/content.xml><?xml version="1.0" encoding="utf-8"?>
<math xmlns="http://www.w3.org/1998/Math/MathML" display="block">
  <semantics>
    <mrow>
      <mfrac>
        <mrow>
          <mrow>
            <mo stretchy="false">−</mo>
            <mn>21</mn>
          </mrow>
          <msqrt>
            <mn>481</mn>
          </msqrt>
        </mrow>
        <mn>20</mn>
      </mfrac>
      <mrow>
        <mspace width="1.5em"/>
        <mo stretchy="false">≈</mo>
        <mspace width="1.5em"/>
      </mrow>
      <mrow>
        <mo fence="true" form="prefix" stretchy="false">(</mo>
        <mrow>
          <mrow>
            <mo stretchy="false">−</mo>
            <mn>19.9034</mn>
          </mrow>
        </mrow>
        <mo fence="true" form="postfix" stretchy="false">)</mo>
      </mrow>
    </mrow>
    <annotation encoding="StarMath 5.0">{ -21 sqrt{481} } over {20} ` ` ` approx ` ` ` (-19.9034)</annotation>
  </semantics>
</math>
</file>

<file path=Object 5/content.xml><?xml version="1.0" encoding="utf-8"?>
<math xmlns="http://www.w3.org/1998/Math/MathML" display="block">
  <semantics>
    <mrow>
      <mfrac>
        <mrow>
          <mn>21</mn>
          <msqrt>
            <mn>481</mn>
          </msqrt>
        </mrow>
        <mn>20</mn>
      </mfrac>
      <mrow>
        <mspace width="1.5em"/>
        <mo stretchy="false">≈</mo>
        <mspace width="1.5em"/>
      </mrow>
      <mrow>
        <mo fence="true" form="prefix" stretchy="false">(</mo>
        <mrow>
          <mn>2.1466</mn>
        </mrow>
        <mo fence="true" form="postfix" stretchy="false">)</mo>
      </mrow>
    </mrow>
    <annotation encoding="StarMath 5.0">{ 21 sqrt{481} } over {20} ` ` ` approx ` ` ` (2.1466)</annotation>
  </semantics>
</math>
</file>